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5">
      <style:text-properties officeooo:rsid="00174120" officeooo:paragraph-rsid="00174120"/>
    </style:style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S VISUELS ENCORE À GÉNÉRER</text:h>
      <text:h text:style-name="Heading_20_2" text:outline-level="2">1️3️⃣ Cartes OBJETS / ÉLÉMENTS TECHNIQUES</text:h>
      <text:p text:style-name="Text_20_body">À extraire du corpus technique :</text:p>
      <text:list text:style-name="L1">
        <text:list-item>
          <text:p text:style-name="P1">Prototype U-SON </text:p>
          <text:p text:style-name="P1">une-carte-esp32-audio-dev-kit-q…</text:p>
        </text:list-item>
        <text:list-item>
          <text:p text:style-name="P1">Carte SD (Archives) </text:p>
          <text:p text:style-name="P1">ETAPE-6</text:p>
        </text:list-item>
        <text:list-item>
          <text:p text:style-name="P1">Oscilloscope Morse </text:p>
          <text:p text:style-name="P1">une-carte-arduino</text:p>
        </text:list-item>
        <text:list-item>
          <text:p text:style-name="P1">Générateur 440Hz (LA) </text:p>
          <text:p text:style-name="P1">ETAPE-5</text:p>
        </text:list-item>
        <text:list-item>
          <text:p text:style-name="P1">Table de décodage Morse </text:p>
          <text:p text:style-name="P1">ETAPE-4</text:p>
        </text:list-item>
        <text:list-item>
          <text:p text:style-name="P1">Dispositif message brouillé </text:p>
          <text:p text:style-name="P1">dispositif-qui-permet-de-lire-e…</text:p>
        </text:list-item>
      </text:list>
      <text:p text:style-name="Text_20_body">Ces cartes servent au Cluedo logique.</text:p>
      <text:p text:style-name="Horizontal_20_Line"/>
      <text:h text:style-name="Heading_20_2" text:outline-level="2">4️⃣ Feuilles d’enquête (2 versions)</text:h>
      <text:h text:style-name="Heading_20_3" text:outline-level="3">Version Acte 1</text:h>
      <text:p text:style-name="Text_20_body">Trouver :</text:p>
      <text:list text:style-name="L2">
        <text:list-item>
          <text:p text:style-name="P2">Note</text:p>
        </text:list-item>
        <text:list-item>
          <text:p text:style-name="P2">Fréquence</text:p>
        </text:list-item>
        <text:list-item>
          <text:p text:style-name="P2">Morse partiel</text:p>
        </text:list-item>
      </text:list>
      <text:p text:style-name="Text_20_body">Basé sur </text:p>
      <text:p text:style-name="Text_20_body">ETAPE-1</text:p>
      <text:h text:style-name="Heading_20_3" text:outline-level="3">Version Acte 2</text:h>
      <text:p text:style-name="Text_20_body">Trouver :</text:p>
      <text:list text:style-name="L3">
        <text:list-item>
          <text:p text:style-name="P3">QUI</text:p>
        </text:list-item>
        <text:list-item>
          <text:p text:style-name="P3"><text:soft-page-break/>OÙ</text:p>
        </text:list-item>
        <text:list-item>
          <text:p text:style-name="P3">COMMENT</text:p>
        </text:list-item>
      </text:list>
      <text:p text:style-name="Text_20_body">Basé sur </text:p>
      <text:p text:style-name="Text_20_body">ETAPE-4</text:p>
      <text:p text:style-name="Text_20_body">ETAPE-6</text:p>
      <text:p text:style-name="Horizontal_20_Line"/>
      <text:h text:style-name="Heading_20_2" text:outline-level="2">5️⃣ Feuilles RELEVÉ TECHNIQUE (A5)</text:h>
      <text:p text:style-name="Text_20_body">Instrument style :</text:p>
      <text:list text:style-name="L4">
        <text:list-item>
          <text:p text:style-name="P4">Relevé oscillogramme</text:p>
        </text:list-item>
        <text:list-item>
          <text:p text:style-name="P4">Grille morse à compléter</text:p>
        </text:list-item>
        <text:list-item>
          <text:p text:style-name="P4">Case fréquence mesurée</text:p>
        </text:list-item>
        <text:list-item>
          <text:p text:style-name="P4">Champ validation hotline</text:p>
        </text:list-item>
      </text:list>
      <text:p text:style-name="Text_20_body">Inspiré de </text:p>
      <text:p text:style-name="Text_20_body">une-carte-arduino</text:p>
      <text:p text:style-name="Horizontal_20_Line"/>
      <text:h text:style-name="Heading_20_2" text:outline-level="2">6️⃣ Cartes HOTLINE (petits formats)</text:h>
      <text:p text:style-name="Text_20_body">D’après </text:p>
      <text:p text:style-name="Text_20_body">HOT-LINE</text:p>
      <text:p text:style-name="Text_20_body">Cartes à placer sous téléphones :</text:p>
      <text:list text:style-name="L5">
        <text:list-item>
          <text:p text:style-name="P5">FO/</text:p>
        </text:list-item>
        <text:list-item>
          <text:p text:style-name="P5">LE/</text:p>
        </text:list-item>
        <text:list-item>
          <text:p text:style-name="P5">U</text:p>
        </text:list-item>
        <text:list-item>
          <text:p text:style-name="P6">L</text:p>
        </text:list-item>
        <text:list-item>
          <text:p text:style-name="P6">LA/</text:p>
        </text:list-item>
        <text:list-item>
          <text:p text:style-name="P6">4/</text:p>
        </text:list-item>
        <text:list-item>
          <text:p text:style-name="P6">40</text:p>
        </text:list-item>
        <text:list-item>
          <text:p text:style-name="P6">Hz</text:p>
        </text:list-item>
      </text:list>
      <text:p text:style-name="Text_20_body">Style technique bleu profond + gold.</text:p>
      <text:p text:style-name="Horizontal_20_Line"/>
      <text:h text:style-name="Heading_20_2" text:outline-level="2"><text:soft-page-break/>7️⃣ RÈGLE DU JEU (1 page A4)</text:h>
      <text:p text:style-name="Text_20_body">À produire proprement :</text:p>
      <text:list text:style-name="L6">
        <text:list-item>
          <text:p text:style-name="P7">Mise en place</text:p>
        </text:list-item>
        <text:list-item>
          <text:p text:style-name="P7">Rotation équipes</text:p>
        </text:list-item>
        <text:list-item>
          <text:p text:style-name="P7">Utilisation hotline</text:p>
        </text:list-item>
        <text:list-item>
          <text:p text:style-name="P7">Condition de victoire</text:p>
        </text:list-item>
        <text:list-item>
          <text:p text:style-name="P7">Révélation finale</text:p>
        </text:list-item>
      </text:list>
      <text:p text:style-name="Text_20_body">Basé sur étapes 1 à 6 </text:p>
      <text:p text:style-name="Text_20_body">ETAPE-1</text:p>
      <text:p text:style-name="Text_20_body">ETAPE-6</text:p>
      <text:p text:style-name="Horizontal_20_Line"/>
      <text:h text:style-name="Heading_20_2" text:outline-level="2">8️⃣ Script MJ minute-par-minute</text:h>
      <text:list text:style-name="L7">
        <text:list-item>
          <text:p text:style-name="P8">Intro immersive</text:p>
        </text:list-item>
        <text:list-item>
          <text:p text:style-name="P8">Timing équipes</text:p>
        </text:list-item>
        <text:list-item>
          <text:p text:style-name="P8">Gestion si blocage</text:p>
        </text:list-item>
        <text:list-item>
          <text:p text:style-name="P8">Texte exact hotline</text:p>
        </text:list-item>
        <text:list-item>
          <text:p text:style-name="P8">Révélation finale</text:p>
        </text:list-item>
      </text:list>
      <text:p text:style-name="Horizontal_20_Line"/>
      <text:h text:style-name="Heading_20_2" text:outline-level="2">9️⃣ Badges Détectives</text:h>
      <text:list text:style-name="L8">
        <text:list-item>
          <text:p text:style-name="P9">Logo Brigade Z</text:p>
        </text:list-item>
        <text:list-item>
          <text:p text:style-name="P9">Nom enfant</text:p>
        </text:list-item>
        <text:list-item>
          <text:p text:style-name="P9">Numéro équipe</text:p>
        </text:list-item>
        <text:list-item>
          <text:p text:style-name="P9">Zone de départ</text:p>
        </text:list-item>
      </text:list>
      <text:p text:style-name="Horizontal_20_Line"/>
      <text:h text:style-name="Heading_20_1" text:outline-level="1">🎯 Résumé stratégique</text:h>
      <text:p text:style-name="Text_20_body">Il reste à générer :</text:p>
      <text:p text:style-name="Text_20_body">🎴 5 cartes suspects<text:line-break/>📍 6 cartes lieux<text:line-break/>🔧 ~6 cartes objets<text:line-break/>📝 2 feuilles enquête<text:line-break/>📊 1 feuille relevé technique<text:line-break/><text:soft-page-break/>📞 5 cartes hotline<text:line-break/>📜 1 règle officielle<text:line-break/>🎭 1 script MJ<text:line-break/>🎫 Badges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3:34:31.999660000</meta:creation-date>
    <meta:editing-duration>PT6H37M15S</meta:editing-duration>
    <meta:editing-cycles>2</meta:editing-cycles>
    <meta:generator>LibreOffice/25.8.4.2$MacOSX_X86_64 LibreOffice_project/290daaa01b999472f0c7a3890eb6a550fd74c6df</meta:generator>
    <dc:date>2026-02-12T20:21:43.853462000</dc:date>
    <meta:document-statistic meta:table-count="0" meta:image-count="0" meta:object-count="0" meta:page-count="4" meta:paragraph-count="77" meta:word-count="272" meta:character-count="1436" meta:non-whitespace-character-count="1274"/>
  </office:meta>
</office:document-meta>
</file>